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Betrag</text:p>
          </table:table-cell>
          <table:table-cell table:style-name="ce1" office:value-type="string" calcext:value-type="string">
            <text:p>Zinsen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5781" calcext:value-type="float">
            <text:p>57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680" calcext:value-type="float">
            <text:p>36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5924" calcext:value-type="float">
            <text:p>59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7280" calcext:value-type="float">
            <text:p>7280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5488" calcext:value-type="float">
            <text:p>54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8505" calcext:value-type="float">
            <text:p>85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7572" calcext:value-type="float">
            <text:p>7572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4891" calcext:value-type="float">
            <text:p>48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8001" calcext:value-type="float">
            <text:p>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9560" calcext:value-type="float">
            <text:p>95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3295" calcext:value-type="float">
            <text:p>329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636" calcext:value-type="float">
            <text:p>16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8083" calcext:value-type="float">
            <text:p>8083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2083" calcext:value-type="float">
            <text:p>208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7639" calcext:value-type="float">
            <text:p>763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7923" calcext:value-type="float">
            <text:p>7923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516" calcext:value-type="float">
            <text:p>15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6682" calcext:value-type="float">
            <text:p>66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3902" calcext:value-type="float">
            <text:p>39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3999" calcext:value-type="float">
            <text:p>399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3670" calcext:value-type="float">
            <text:p>36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4991" calcext:value-type="float">
            <text:p>49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8015" calcext:value-type="float">
            <text:p>80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9012" calcext:value-type="float">
            <text:p>9012</text:p>
          </table:table-cell>
          <table:table-cell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9484" calcext:value-type="float">
            <text:p>94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 table:number-rows-repeated="6">
          <table:table-cell table:number-columns-repeated="3"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2:08:05.969863511</meta:creation-date>
    <dc:date>2017-07-12T12:35:42.378511358</dc:date>
    <meta:editing-duration>PT27M34S</meta:editing-duration>
    <meta:editing-cycles>8</meta:editing-cycles>
    <meta:generator>LibreOffice/5.1.6.2$Linux_X86_64 LibreOffice_project/10m0$Build-2</meta:generator>
    <meta:document-statistic meta:table-count="1" meta:cell-count="78" meta:object-count="0"/>
  </office:meta>
</office:document-meta>
</file>